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Evergreen Plainsmen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one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ne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ymen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ohr</text:p>
          </table:table-cell>
          <table:table-cell office:value-type="string" calcext:value-type="string">
            <text:p>.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Myer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Myer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Nesland, 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Jone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Dymen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Jone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Dymen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Nesland, 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Cann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Nesland, K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ustrin</text:p>
          </table:table-cell>
          <table:table-cell table:number-columns-repeated="1017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17:41:22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44S</meta:editing-duration>
    <meta:editing-cycles>12</meta:editing-cycles>
    <meta:generator>LibreOffice/6.0.2.1$Windows_X86_64 LibreOffice_project/f7f06a8f319e4b62f9bc5095aa112a65d2f3ac89</meta:generator>
    <dc:date>2018-04-01T17:41:50.599000000</dc:date>
    <meta:document-statistic meta:table-count="3" meta:cell-count="369" meta:object-count="0"/>
    <meta:user-defined meta:name="Info 1"/>
    <meta:user-defined meta:name="Info 2"/>
    <meta:user-defined meta:name="Info 3"/>
    <meta:user-defined meta:name="Info 4"/>
  </office:meta>
</office:document-meta>
</file>